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Heading_20_1">
      <style:paragraph-properties fo:margin-top="0.423cm" fo:margin-bottom="0.212cm" fo:text-align="center" style:justify-single-word="false" fo:keep-with-next="always"/>
      <style:text-properties style:text-outline="false" style:text-line-through-style="none" style:font-name="Arial" fo:font-style="normal" fo:text-shadow="none" style:text-underline-style="none" style:font-name-asian="Bitstream Vera Sans" style:font-style-asian="normal" style:font-name-complex="Bitstream Vera Sans" style:font-style-complex="normal" style:text-emphasize="none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4" style:family="paragraph" style:parent-style-name="Standard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font-name="Arial" fo:font-size="12pt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/>
    </style:style>
    <style:style style:name="P7" style:family="paragraph" style:parent-style-name="Standard" style:list-style-name="L2">
      <style:text-properties style:font-name="Arial" fo:font-size="12pt" style:font-size-asian="12pt" style:font-size-complex="12pt"/>
    </style:style>
    <style:style style:name="P8" style:family="paragraph" style:parent-style-name="Standard" style:list-style-name="L2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9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0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Bitstream Vera Sans1" style:font-size-asian="12pt" style:font-style-asian="normal" style:font-weight-asian="normal" style:font-name-complex="Bitstream Vera Sans1" style:font-size-complex="12pt" style:font-style-complex="normal" style:font-weight-complex="normal" style:text-emphasize="none"/>
    </style:style>
    <style:style style:name="P11" style:family="paragraph" style:parent-style-name="Standard" style:list-style-name="L1">
      <style:paragraph-properties fo:margin-left="1.251cm" fo:margin-right="0cm" fo:text-align="start" style:justify-single-word="false" fo:text-indent="0cm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2" style:family="paragraph" style:parent-style-name="Standard" style:list-style-name="L1">
      <style:paragraph-properties fo:margin-left="1.251cm" fo:margin-right="0cm" fo:text-align="start" style:justify-single-word="false" fo:text-indent="0cm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4" style:family="paragraph" style:parent-style-name="Text_20_body" style:list-style-name="L2">
      <style:text-properties style:text-outline="false" style:text-line-through-style="none" style:font-name="Arial" fo:font-size="12pt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/>
    </style:style>
    <style:style style:name="P15" style:family="paragraph" style:parent-style-name="Text_20_body" style:list-style-name="L3">
      <style:paragraph-properties fo:margin-top="0.423cm" fo:margin-bottom="0.212cm" fo:text-align="start" style:justify-single-word="false"/>
      <style:text-properties style:text-outline="false" style:text-line-through-style="none" style:font-name="Arial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/>
    </style:style>
    <style:style style:name="P16" style:family="paragraph" style:parent-style-name="Text_20_body" style:list-style-name="L3">
      <style:paragraph-properties fo:margin-top="0.423cm" fo:margin-bottom="0.212cm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/>
    </style:style>
    <style:style style:name="T3" style:family="text">
      <style:text-properties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/>
    </style:style>
    <style:style style:name="T4" style:family="text">
      <style:text-properties style:text-outline="false" style:text-line-through-style="none" fo:font-style="normal" fo:text-shadow="none" style:text-underline-style="none" style:font-name-asian="Bitstream Vera Sans" style:font-style-asian="normal" style:font-name-complex="Bitstream Vera Sans" style:font-style-complex="normal" style:text-emphasiz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gras gerais do truco</text:h>
      <text:p text:style-name="P3"/>
      <text:list text:style-name="L1">
        <text:list-item>
          <text:p text:style-name="P9">O jogo é disputado em mãos. Cada mão vale inicialmente 1 ponto, e ganha o jogo quem fizer 12 pontos.</text:p>
        </text:list-item>
        <text:list-item>
          <text:p text:style-name="P9">Para jogar uma mão cada jogador recebe 3 cartas.</text:p>
        </text:list-item>
        <text:list-item>
          <text:p text:style-name="P10"><text:span text:style-name="T1">A mão é dividida em rodadas. A equipe que ganhar duas rodadas ganha a mão.</text:span></text:p>
        </text:list-item>
        <text:list-item>
          <text:p text:style-name="P10"><text:span text:style-name="T1">Em cada rodada cada jogador joga uma de suas cartas, e a equipe do jogador com a </text:span>carta mais forte vence a rodada. O próximo jogador da rodada é sempre o jogador a direita. O jogador que ganhou a última rodada começa a próxima.</text:p>
        </text:list-item>
        <text:list-item>
          <text:p text:style-name="P10">A partir da segunda rodada pode-se jogar carta coberta. A carta coberta é jogada virada para baixo e não tem valor.</text:p>
        </text:list-item>
        <text:list-item>
          <text:p text:style-name="P10">O jogador que inicia a próxima mão é o jogador a direita do que iniciou a corrente.</text:p>
        </text:list-item>
        <text:list-item>
          <text:p text:style-name="P10">Quem empata começa a próxima rodada.</text:p>
        </text:list-item>
        <text:list-item>
          <text:p text:style-name="P9">Em caso de empates:</text:p>
        </text:list-item>
        <text:list-item>
          <text:p text:style-name="P11">Se empatar na primeira rodada, quem ganhar a segunda vence.</text:p>
        </text:list-item>
        <text:list-item>
          <text:p text:style-name="P11">Se empatar somente na segunda rodada, quem ganhou a primeira vence.</text:p>
        </text:list-item>
        <text:list-item>
          <text:p text:style-name="P11">Se empatar na terceira rodada, quem ganhou a primeira vence.</text:p>
        </text:list-item>
        <text:list-item>
          <text:p text:style-name="P11">Se empatar as três rodadas, a próxima mão decide o vencedor desta. A proxíma mão valerá o aumento de aposta desta.</text:p>
        </text:list-item>
        <text:list-item>
          <text:p text:style-name="P11">Se o empate for entre a mesma equipe, o jogador que jogou a última carta começa a próxima rodada.</text:p>
        </text:list-item>
        <text:list-item>
          <text:p text:style-name="P13">O jogo termina quando uma equipe alcançar doze pontos.</text:p>
        </text:list-item>
        <text:list-item>
          <text:p text:style-name="P13">O Truco:</text:p>
        </text:list-item>
        <text:list-item>
          <text:p text:style-name="P11">Truco é o pedido de "aumento de aposta". <text:s/>A mão que normalmente vale 1 ponto passa a valer 3.</text:p>
        </text:list-item>
        <text:list-item>
          <text:p text:style-name="P11">Quando um jogador Truca uma equipe, esta pode aceitar o Truco e a mão passa a valer 3 pontos, pode fugir, interrompendo a mão e dando 1 ponto para a outra equipe, ou pode pedir Seis, elevando o valor da aposta para 6 pontos.</text:p>
        </text:list-item>
        <text:list-item>
          <text:p text:style-name="P11">Da mesma maneira quando é pedido o Seis, as respostas podem ser: aceitar, fugir ou pedir Nove. Caso haja fuga, a outra equipe ganha 3 pontos.<text:line-break/>Isso pode continuar até alguém pedir Doze onde as respostas somente podem ser aceitar ou fugir. Em caso de fuga da-se 9 pontos a outra equipe.</text:p>
        </text:list-item>
        <text:list-item>
          <text:p text:style-name="P11">A equipe que pediu Truco não pode pedir Seis, essa regra igualmente vale para o Seis e Nove.</text:p>
        </text:list-item>
        <text:list-item>
          <text:p text:style-name="P13">Mão de onze:</text:p>
        </text:list-item>
        <text:list-item>
          <text:p text:style-name="P11">A mão de onze acontece quando uma equipe alcança 11 pontos.</text:p>
        </text:list-item>
        <text:list-item>
          <text:p text:style-name="P11">Não se pode trucar.</text:p>
        </text:list-item>
        <text:list-item>
          <text:p text:style-name="P11">Já começa valendo 3 pontos.</text:p>
        </text:list-item>
        <text:list-item>
          <text:p text:style-name="P11">Os jogadores da equipe com 11 pontos podem ver as cartas de seus parceiros.</text:p>
        </text:list-item>
        <text:list-item>
          <text:p text:style-name="P11">A equipe com 11 pontos pode desistir da mão, dando assim 1 ponto para a outra equipe.</text:p>
        </text:list-item>
        <text:list-item>
          <text:p text:style-name="P13">Mão de ferro:</text:p>
        </text:list-item>
        <text:list-item>
          <text:p text:style-name="P11">Ocorre quando todas as equipes estão em mão de onze.</text:p>
        </text:list-item>
      </text:list>
      <text:p text:style-name="P5"/>
      <text:h text:style-name="P2" text:outline-level="1"><text:soft-page-break/>Manilhas novas</text:h>
      <text:p text:style-name="P4"/>
      <text:list text:style-name="L2">
        <text:list-item>
          <text:p text:style-name="P8">As manilhas são as cartas mais fortes do jogo.</text:p>
        </text:list-item>
        <text:list-item>
          <text:p text:style-name="P7"><text:span text:style-name="T2">No final da distribuição das cartas, vira-se uma carta para cima (o "vira") e a carta seguinte em seus 4 diferentes naipes são definidas como as Manilhas.</text:span><text:span text:style-name="T3"> Caso seja o 3, o 4 será a manilha.</text:span></text:p>
        </text:list-item>
        <text:list-item>
          <text:p text:style-name="P14">Dentre elas a ordem de "força" obedece o naipe da seguinte maneira (do maior para o menor): Paus, Copas, Espadas e Ouros.</text:p>
        </text:list-item>
      </text:list>
      <text:p text:style-name="P6"/>
      <text:p text:style-name="P6"/>
      <text:h text:style-name="P2" text:outline-level="1" text:is-list-header="true">Baralho Sujo</text:h>
      <text:list text:style-name="L3">
        <text:list-item>
          <text:p text:style-name="P15">Joga-se truco apenas com 1 baralho , retirando-se as cartas 8 9 10 e o curinga.</text:p>
        </text:list-item>
        <text:list-item>
          <text:p text:style-name="P16"><text:span text:style-name="T4">A força das cartas segue a seguinte ordem (da maior para a menor): </text:span>3 2 A K J Q 7 6 5 4  (de todos os nipes)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</meta:initial-creator>
    <meta:creation-date>2008-10-10T22:18:44</meta:creation-date>
    <dc:creator>administrador</dc:creator>
    <dc:date>2008-10-18T13:05:55</dc:date>
    <meta:editing-cycles>48</meta:editing-cycles>
    <meta:editing-duration>PT2H54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540" meta:character-count="2786"/>
  </office:meta>
</office:document-meta>
</file>